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295831" officeooo:paragraph-rsid="0f55d31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text-properties style:font-name="Liberation Sans" fo:font-size="12pt" officeooo:paragraph-rsid="0f3b6d93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9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50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d1ec96e"/>
    </style:style>
    <style:style style:name="P59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1" style:family="paragraph" style:parent-style-name="Standard">
      <style:text-properties officeooo:paragraph-rsid="0d2e61eb"/>
    </style:style>
    <style:style style:name="P62" style:family="paragraph" style:parent-style-name="Standard">
      <style:text-properties officeooo:paragraph-rsid="0d804757"/>
    </style:style>
    <style:style style:name="P63" style:family="paragraph" style:parent-style-name="Standard">
      <style:text-properties officeooo:paragraph-rsid="0d1be4a7"/>
    </style:style>
    <style:style style:name="P64" style:family="paragraph" style:parent-style-name="Standard">
      <style:text-properties officeooo:paragraph-rsid="0daef67d"/>
    </style:style>
    <style:style style:name="P65" style:family="paragraph" style:parent-style-name="Standard">
      <style:text-properties officeooo:paragraph-rsid="0db0d4d1"/>
    </style:style>
    <style:style style:name="P66" style:family="paragraph" style:parent-style-name="Standard">
      <style:text-properties officeooo:paragraph-rsid="0dce9327"/>
    </style:style>
    <style:style style:name="P67" style:family="paragraph" style:parent-style-name="Standard">
      <style:text-properties officeooo:rsid="0dde9a1c" officeooo:paragraph-rsid="0dde9a1c"/>
    </style:style>
    <style:style style:name="P68" style:family="paragraph" style:parent-style-name="Standard">
      <style:text-properties officeooo:rsid="0dde9a1c" officeooo:paragraph-rsid="0ddfbc49"/>
    </style:style>
    <style:style style:name="P69" style:family="paragraph" style:parent-style-name="Standard">
      <style:text-properties officeooo:rsid="0dde9a1c" officeooo:paragraph-rsid="0f28fb61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1" style:family="paragraph" style:parent-style-name="Footnote">
      <style:text-properties officeooo:rsid="043ccc66" officeooo:paragraph-rsid="0dca2508"/>
    </style:style>
    <style:style style:name="P72" style:family="paragraph" style:parent-style-name="Footnote">
      <style:text-properties officeooo:rsid="043ccc66" officeooo:paragraph-rsid="0e5afad8"/>
    </style:style>
    <style:style style:name="P73" style:family="paragraph" style:parent-style-name="Standard">
      <style:text-properties officeooo:paragraph-rsid="0e153b91"/>
    </style:style>
    <style:style style:name="P74" style:family="paragraph" style:parent-style-name="Standard">
      <style:text-properties officeooo:paragraph-rsid="0e26e14b"/>
    </style:style>
    <style:style style:name="P75" style:family="paragraph" style:parent-style-name="Standard">
      <style:text-properties officeooo:paragraph-rsid="0e5c6890"/>
    </style:style>
    <style:style style:name="P76" style:family="paragraph" style:parent-style-name="Footnote">
      <style:text-properties officeooo:paragraph-rsid="0e72255e"/>
    </style:style>
    <style:style style:name="P77" style:family="paragraph" style:parent-style-name="Footnote">
      <style:text-properties officeooo:paragraph-rsid="0e81bf91"/>
    </style:style>
    <style:style style:name="P78" style:family="paragraph" style:parent-style-name="Footnote">
      <style:text-properties officeooo:paragraph-rsid="0e9381e6"/>
    </style:style>
    <style:style style:name="P79" style:family="paragraph" style:parent-style-name="Footnote">
      <style:text-properties officeooo:paragraph-rsid="0ea78533"/>
    </style:style>
    <style:style style:name="P80" style:family="paragraph" style:parent-style-name="Standard">
      <style:text-properties officeooo:paragraph-rsid="0ea9445c"/>
    </style:style>
    <style:style style:name="P81" style:family="paragraph" style:parent-style-name="Footnote">
      <style:text-properties officeooo:paragraph-rsid="0ead3525"/>
    </style:style>
    <style:style style:name="P82" style:family="paragraph" style:parent-style-name="Standard">
      <style:text-properties officeooo:paragraph-rsid="0eb4913f"/>
    </style:style>
    <style:style style:name="P83" style:family="paragraph" style:parent-style-name="Footnote">
      <style:text-properties officeooo:paragraph-rsid="0ef98af7"/>
    </style:style>
    <style:style style:name="P84" style:family="paragraph" style:parent-style-name="Footnote">
      <style:text-properties officeooo:paragraph-rsid="0f01ec83"/>
    </style:style>
    <style:style style:name="P85" style:family="paragraph" style:parent-style-name="Footnote">
      <style:text-properties officeooo:paragraph-rsid="0f05db4d"/>
    </style:style>
    <style:style style:name="P86" style:family="paragraph" style:parent-style-name="Standard">
      <style:text-properties officeooo:paragraph-rsid="0f1c472f"/>
    </style:style>
    <style:style style:name="P87" style:family="paragraph" style:parent-style-name="Standard">
      <style:text-properties officeooo:paragraph-rsid="0f28fb61"/>
    </style:style>
    <style:style style:name="P88" style:family="paragraph" style:parent-style-name="Standard">
      <style:text-properties officeooo:paragraph-rsid="0f34ee81"/>
    </style:style>
    <style:style style:name="P89" style:family="paragraph" style:parent-style-name="Standard">
      <style:text-properties officeooo:paragraph-rsid="0f35fc9a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f3b6d93" officeooo:paragraph-rsid="0f3b6d93"/>
    </style:style>
    <style:style style:name="P91" style:family="paragraph" style:parent-style-name="Standard">
      <style:text-properties officeooo:rsid="0f35fc9a" officeooo:paragraph-rsid="0f3d6513"/>
    </style:style>
    <style:style style:name="P92" style:family="paragraph" style:parent-style-name="Standard">
      <style:text-properties officeooo:paragraph-rsid="0f41fd77"/>
    </style:style>
    <style:style style:name="P93" style:family="paragraph" style:parent-style-name="Standard">
      <style:text-properties officeooo:paragraph-rsid="0f430ec2"/>
    </style:style>
    <style:style style:name="P94" style:family="paragraph" style:parent-style-name="Standard">
      <style:text-properties officeooo:paragraph-rsid="0f449ce3"/>
    </style:style>
    <style:style style:name="P95" style:family="paragraph" style:parent-style-name="Standard">
      <style:text-properties officeooo:paragraph-rsid="0f467e32"/>
    </style:style>
    <style:style style:name="P96" style:family="paragraph" style:parent-style-name="Standard">
      <style:text-properties officeooo:paragraph-rsid="0ef8a941"/>
    </style:style>
    <style:style style:name="P97" style:family="paragraph" style:parent-style-name="Standard">
      <style:text-properties officeooo:paragraph-rsid="0f4d8759"/>
    </style:style>
    <style:style style:name="P98" style:family="paragraph" style:parent-style-name="Standard">
      <style:text-properties officeooo:paragraph-rsid="0f4eeba0"/>
    </style:style>
    <style:style style:name="P99" style:family="paragraph" style:parent-style-name="Standard">
      <style:text-properties officeooo:paragraph-rsid="0f5f1cf7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e1a38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93c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c22a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5e1a3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text-underline-style="none"/>
    </style:style>
    <style:style style:name="T203" style:family="text">
      <style:text-properties fo:color="#000000" loext:opacity="100%" style:text-line-through-style="none" style:text-line-through-type="none" style:text-underline-style="none" officeooo:rsid="01657261"/>
    </style:style>
    <style:style style:name="T204" style:family="text">
      <style:text-properties fo:color="#000000" loext:opacity="100%" style:text-line-through-style="none" style:text-line-through-type="none" style:text-underline-style="none" officeooo:rsid="0382ccb7"/>
    </style:style>
    <style:style style:name="T205" style:family="text">
      <style:text-properties fo:color="#000000" loext:opacity="100%" style:text-line-through-style="none" style:text-line-through-type="none" style:text-underline-style="none" officeooo:rsid="0f486fef"/>
    </style:style>
    <style:style style:name="T20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59" style:family="text">
      <style:text-properties fo:color="#000000" loext:opacity="100%" style:font-name="Liberation Sans" fo:font-size="12pt" style:font-size-asian="12pt" style:font-size-complex="12pt"/>
    </style:style>
    <style:style style:name="T26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6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6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5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officeooo:rsid="047da547"/>
    </style:style>
    <style:style style:name="T3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32" style:family="text">
      <style:text-properties style:use-window-font-color="true" loext:opacity="0%" style:font-name="Liberation Sans" fo:font-size="12pt" style:font-size-asian="12pt" style:font-size-complex="12pt"/>
    </style:style>
    <style:style style:name="T333" style:family="text">
      <style:text-properties style:use-window-font-color="true" loext:opacity="0%" style:font-name="Liberation Sans" officeooo:rsid="0efd8e5c"/>
    </style:style>
    <style:style style:name="T334" style:family="text">
      <style:text-properties officeooo:rsid="04473353"/>
    </style:style>
    <style:style style:name="T335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8" style:family="text">
      <style:text-properties officeooo:rsid="0aace3cd"/>
    </style:style>
    <style:style style:name="T339" style:family="text">
      <style:text-properties fo:font-size="8pt" style:font-size-asian="8pt" style:font-size-complex="8pt" loext:padding="0.049cm" loext:border="0.31pt solid #000000"/>
    </style:style>
    <style:style style:name="T340" style:family="text">
      <style:text-properties officeooo:rsid="0e5635a7"/>
    </style:style>
    <style:style style:name="T341" style:family="text">
      <style:text-properties officeooo:rsid="0e56c5f4"/>
    </style:style>
    <style:style style:name="T342" style:family="text">
      <style:text-properties officeooo:rsid="0e80285f"/>
    </style:style>
    <style:style style:name="T343" style:family="text">
      <style:text-properties officeooo:rsid="0e838e2a"/>
    </style:style>
    <style:style style:name="T344" style:family="text">
      <style:text-properties officeooo:rsid="0e83c34e"/>
    </style:style>
    <style:style style:name="T345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9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50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52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53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6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7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8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fo:color="#808080" loext:opacity="100%" style:font-name="Liberation Sans" fo:font-size="12pt" style:font-size-asian="12pt" style:font-size-complex="12pt"/>
    </style:style>
    <style:style style:name="T361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2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3" style:family="text">
      <style:text-properties officeooo:rsid="0ee1abbb"/>
    </style:style>
    <style:style style:name="T3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6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7" style:family="text">
      <style:text-properties officeooo:rsid="0f0ca65a"/>
    </style:style>
    <style:style style:name="T368" style:family="text">
      <style:text-properties fo:font-weight="bold" style:font-weight-asian="bold" style:font-weight-complex="bold"/>
    </style:style>
    <style:style style:name="T369" style:family="text">
      <style:text-properties fo:font-weight="bold" officeooo:rsid="0f30ba38" style:font-weight-asian="bold" style:font-weight-complex="bold"/>
    </style:style>
    <style:style style:name="T370" style:family="text">
      <style:text-properties fo:font-weight="bold" officeooo:rsid="0f3c007b" style:font-weight-asian="bold" style:font-weight-complex="bold"/>
    </style:style>
    <style:style style:name="T371" style:family="text">
      <style:text-properties fo:font-weight="normal" officeooo:rsid="0f3d6513" style:font-weight-asian="normal" style:font-weight-complex="normal"/>
    </style:style>
    <style:style style:name="T372" style:family="text">
      <style:text-properties fo:font-weight="normal" officeooo:rsid="0fc0a9aa" style:font-weight-asian="normal" style:font-weight-complex="normal"/>
    </style:style>
    <style:style style:name="T373" style:family="text">
      <style:text-properties officeooo:rsid="01657261"/>
    </style:style>
    <style:style style:name="T374" style:family="text">
      <style:text-properties officeooo:rsid="0f55d31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227">C</text:span></text:span><text:span text:style-name="Strong_20_Emphasis"><text:span text:style-name="T226">hecklist voor </text:span></text:span><text:span text:style-name="Strong_20_Emphasis"><text:span text:style-name="T228">de installatie</text:span></text:span><text:span text:style-name="Strong_20_Emphasis"><text:span text:style-name="T226"> van </text:span></text:span><text:span text:style-name="Strong_20_Emphasis"><text:span text:style-name="T226"><text:user-field-get text:name="Distro">Ubuntu</text:user-field-get></text:span></text:span><text:span text:style-name="Strong_20_Emphasis"><text:span text:style-name="T226"><text:s/></text:span></text:span><text:span text:style-name="Strong_20_Emphasis"><text:span text:style-name="T234"><text:user-field-get text:name="Version">22.04</text:user-field-get></text:span></text:span><text:span text:style-name="Strong_20_Emphasis"><text:span text:style-name="T230"><text:s/></text:span></text:span><text:span text:style-name="Strong_20_Emphasis"><text:span text:style-name="T231">LTS</text:span></text:span><text:span text:style-name="Strong_20_Emphasis"><text:span text:style-name="T231"><text:note text:id="ftn1" text:note-class="footnote"><text:note-citation>1</text:note-citation><text:note-body><text:p text:style-name="P85"><text:span text:style-name="T266">LTS</text:span><text:span text:style-name="T274"> </text:span><text:span text:style-name="T275">staat voor</text:span><text:span text:style-name="T273"> </text:span><text:span text:style-name="T266">Long-Term Support, langetermijnondersteuning, </text:span><text:span text:style-name="T276">en </text:span><text:span text:style-name="T277">d</text:span><text:span text:style-name="T276">eze </text:span><text:span text:style-name="Strong_20_Emphasis"><text:span text:style-name="T283"><text:user-field-get text:name="Distro">Ubuntu</text:user-field-get></text:span></text:span><text:span text:style-name="T276"><text:s/></text:span><text:span text:style-name="T284"><text:user-field-get text:name="Version">22.04</text:user-field-get></text:span><text:span text:style-name="T284"><text:s/></text:span><text:span text:style-name="T276">LTS </text:span><text:span text:style-name="T278">(codenaam </text:span><text:span text:style-name="T282">j</text:span><text:span text:style-name="T364">ammy</text:span><text:span text:style-name="T278">) </text:span><text:span text:style-name="T275">van</text:span><text:span text:style-name="T272"> </text:span><text:span text:style-name="T270">april</text:span><text:span text:style-name="T268"> </text:span><text:span text:style-name="Strong_20_Emphasis"><text:span text:style-name="T151"><text:user-field-get style:data-style-name="N0" text:name="Releaseyear">2022</text:user-field-get></text:span></text:span><text:span text:style-name="T270"><text:s/></text:span><text:span text:style-name="T266">wordt </text:span><text:span text:style-name="T267">vijf</text:span><text:span text:style-name="T266"> jaar onder</text:span><text:span text:style-name="T281">steund</text:span><text:span text:style-name="T271"> </text:span><text:span text:style-name="T266">tot </text:span><text:span text:style-name="T270">april</text:span><text:span text:style-name="T265"> </text:span><text:span text:style-name="T266">202</text:span><text:span text:style-name="T270">7</text:span><text:span text:style-name="T269">.</text:span></text:p></text:note-body></text:note></text:span></text:span><text:span text:style-name="Strong_20_Emphasis"><text:span text:style-name="T232"> </text:span></text:span><text:span text:style-name="Strong_20_Emphasis"><text:span text:style-name="T233"><text:user-field-get text:name="Edition">desktop</text:user-field-get></text:span></text:span><text:span text:style-name="Strong_20_Emphasis"><text:span text:style-name="T229">.</text:span></text:span></text:p>
      <text:p text:style-name="P12"/>
      <text:p text:style-name="P73"><text:span text:style-name="T46">Kijk op</text:span><text:span text:style-name="T22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26"> </text:span><text:span text:style-name="T309">voor</text:span><text:span text:style-name="T310"> </text:span><text:span text:style-name="T311">deze en andere </text:span><text:span text:style-name="T312">Linux documenten</text:span><text:span text:style-name="T52">, scripts, </text:span><text:span text:style-name="T53">en informatie</text:span><text:span text:style-name="T52">.</text:span></text:p>
      <text:p text:style-name="P13"/>
      <text:p text:style-name="P48"><text:span text:style-name="T40">D</text:span><text:span text:style-name="T39">it is een invulbare PD</text:span><text:span text:style-name="T41">F</text:span><text:span text:style-name="T39"> met </text:span><text:span text:style-name="Strong_20_Emphasis"><text:span text:style-name="T64">tekst</text:span></text:span><text:span text:style-name="T39">- en</text:span><text:span text:style-name="Strong_20_Emphasis"><text:span text:style-name="T63"> </text:span></text:span><text:span text:style-name="Strong_20_Emphasis"><text:span text:style-name="T112"><draw:control text:anchor-type="as-char" draw:z-index="17" draw:name="Vorm3_ 1" draw:style-name="gr1" draw:text-style-name="P105" svg:width="0.35cm" svg:height="0.35cm" draw:control="control18"/></text:span></text:span><text:span text:style-name="T39"><text:s/>keuzevakken; </text:span><text:span text:style-name="T42">a</text:span><text:span text:style-name="T39">fdrukken is niet noodzakelijk.</text:span></text:p>
      <text:p text:style-name="P14"/>
      <text:p text:style-name="P21"><text:span text:style-name="T22">Vul </text:span><text:span text:style-name="T21">achter</text:span><text:span text:style-name="T16"> de </text:span><text:span text:style-name="Definition"><text:span text:style-name="T367">ONDERSTREEPTE</text:span></text:span><text:span text:style-name="T1"> </text:span><text:span text:style-name="T17">woorden</text:span><text:span text:style-name="T16"> het</text:span><text:span text:style-name="Strong_20_Emphasis"><text:span text:style-name="T292"> </text:span></text:span><text:span text:style-name="Strong_20_Emphasis"><text:span text:style-name="T293">tekstvak</text:span></text:span><text:span text:style-name="T17"> </text:span><text:span text:style-name="T22">in,</text:span><text:span text:style-name="T17"> </text:span><text:span text:style-name="T313">zie </text:span><text:span text:style-name="T333">[</text:span><text:span text:style-name="T313">toelichting</text:span><text:span text:style-name="T333">]</text:span><text:span text:style-name="T17">:</text:span></text:p>
      <text:p text:style-name="P2"><text:span text:style-name="Definition"><text:span text:style-name="T26">GEBRUIKER</text:span></text:span><text:span text:style-name="T318"><text:tab/><text:tab/></text:span><text:span text:style-name="T332"> <text:tab/><text:tab/></text:span><text:span text:style-name="T319"><draw:control text:anchor-type="as-char" svg:y="-0.429cm" draw:z-index="6" draw:name="Gebruiker" draw:style-name="gr2" draw:text-style-name="P106" svg:width="6.002cm" svg:height="0.6cm" draw:control="control7"><svg:title>Gebruiker</svg:title><svg:desc>Volledige naam, bijv. Jan Stek</svg:desc></draw:control></text:span><text:span text:style-name="T319"><text:tab/></text:span><text:span text:style-name="T320">[</text:span><text:span text:style-name="T316">volledige naam, bijv. </text:span><text:span text:style-name="T317">J</text:span><text:span text:style-name="T330">a</text:span><text:span text:style-name="T317">n </text:span><text:span text:style-name="T330">Jansen</text:span><text:span text:style-name="T331">]</text:span></text:p>
      <text:p text:style-name="P86"><text:span text:style-name="Definition"><text:span text:style-name="T315">g</text:span></text:span><text:span text:style-name="Definition">ebruikersnaam</text:span><text:span text:style-name="T314"><text:tab/></text:span><text:span text:style-name="T314"><draw:control text:anchor-type="as-char" svg:y="-0.429cm" draw:z-index="16" draw:name="Gberuikersnaam 2" draw:style-name="gr2" draw:text-style-name="P106" svg:width="6.002cm" svg:height="0.6cm" draw:control="control17"><svg:title>Gebruikersnaam</svg:title><svg:desc>Korte naam, bijv. jan</svg:desc></draw:control></text:span><text:span text:style-name="T314"><text:tab/></text:span><text:span text:style-name="T9">[</text:span><text:span text:style-name="T8">korte naam, bijv. </text:span><text:span text:style-name="T240">j</text:span><text:span text:style-name="T241">a</text:span><text:span text:style-name="T240">n</text:span><text:span text:style-name="T242">]</text:span></text:p>
      <text:p text:style-name="P7"><text:span text:style-name="Definition">COMPUTERNAAM</text:span><text:span text:style-name="T321"><text:tab/><text:tab/></text:span><draw:control text:anchor-type="as-char" svg:y="-0.429cm" draw:z-index="7" draw:name="Computernaam" draw:style-name="gr2" draw:text-style-name="P106" svg:width="6.002cm" svg:height="0.6cm" draw:control="control8"><svg:title>Computernaam</svg:title><svg:desc>Unieke naam van de computer</svg:desc></draw:control><text:tab/><text:span text:style-name="T327">[</text:span><text:span text:style-name="T323">naam van de compute</text:span><text:span text:style-name="T324">r, </text:span><text:span text:style-name="T325">bijv. </text:span><text:span text:style-name="T326">pc02</text:span><text:span text:style-name="T327">]</text:span></text:p>
      <text:p text:style-name="P1"><text:span text:style-name="Definition">OPSTARTMEnU</text:span><text:span text:style-name="T319"><text:tab/><text:tab/><text:tab/></text:span><text:span text:style-name="T319"><draw:control text:anchor-type="as-char" svg:y="-0.429cm" draw:z-index="8" draw:name="Opstartmenu" draw:style-name="gr2" draw:text-style-name="P106" svg:width="6.002cm" svg:height="0.6cm" draw:control="control9"><svg:title>Opstartmenu</svg:title><svg:desc>Toets voor het opstartmenu ("bootmenu")</svg:desc></draw:control></text:span><text:span text:style-name="T319"><text:tab/></text:span><text:span text:style-name="T327">[</text:span><text:span text:style-name="T323">to</text:span><text:span text:style-name="T328">ets voor het opstartmedium</text:span><text:span text:style-name="T329">]</text:span></text:p>
      <text:p text:style-name="P6"><text:span text:style-name="Definition"><text:span text:style-name="T322">INSTELLINGE</text:span></text:span><text:span text:style-name="Definition">N</text:span><text:span text:style-name="T322"> <text:tab/><text:tab/><text:tab/></text:span><text:span text:style-name="T322"><draw:control text:anchor-type="as-char" svg:y="-0.429cm" draw:z-index="5" draw:name="Instellingen" draw:style-name="gr2" draw:text-style-name="P106" svg:width="6.002cm" svg:height="0.6cm" draw:control="control6"><svg:title>Instellingen</svg:title><svg:desc>Toets voor het BIOS/UEFI-scherm ("setup")</svg:desc></draw:control></text:span><text:span text:style-name="T322"><text:tab/></text:span><text:span text:style-name="T327">[</text:span><text:span text:style-name="T323">toets voor het UEFI-BIOS-scherm</text:span><text:span text:style-name="T327">]</text:span></text:p>
      <text:p text:style-name="P3"><text:span text:style-name="Definition"><text:span text:style-name="T353">GEBRUIKER2</text:span></text:span><text:span text:style-name="T358"><text:tab/></text:span><text:span text:style-name="T360"> <text:tab/><text:tab/></text:span><text:span text:style-name="T345"><draw:control text:anchor-type="as-char" svg:y="-0.429cm" draw:z-index="13" draw:name="Gebruiker 1" draw:style-name="gr2" draw:text-style-name="P106" svg:width="6.002cm" svg:height="0.6cm" draw:control="control14"><svg:title>Gebruiker</svg:title><svg:desc>Volledige naam, bijv. Jan Stek</svg:desc></draw:control></text:span><text:span text:style-name="T345"><text:tab/></text:span><text:span text:style-name="T346">[</text:span><text:span text:style-name="T347">volledige naam </text:span><text:span text:style-name="T348">evt. 2</text:span><text:span text:style-name="T361">e</text:span><text:span text:style-name="T348"> gebruiker</text:span><text:span text:style-name="T349">]</text:span></text:p>
      <text:p text:style-name="P74"><text:span text:style-name="Definition"><text:span text:style-name="T353">GEBRUIKERSN</text:span></text:span><text:span text:style-name="Definition"><text:span text:style-name="T354">aa</text:span></text:span><text:span text:style-name="Definition"><text:span text:style-name="T353">M2</text:span></text:span><text:span text:style-name="Definition"><text:span text:style-name="T359"><text:tab/></text:span></text:span><text:span text:style-name="T350"><draw:control text:anchor-type="as-char" svg:y="-0.429cm" draw:z-index="14" draw:name="Gberuikersnaam 1" draw:style-name="gr2" draw:text-style-name="P106" svg:width="6.002cm" svg:height="0.6cm" draw:control="control15"><svg:title>Gebruikersnaam</svg:title><svg:desc>Korte naam, bijv. jan</svg:desc></draw:control></text:span><text:span text:style-name="T350"><text:tab/></text:span><text:span text:style-name="T352">[</text:span><text:span text:style-name="T351">korte naam</text:span><text:span text:style-name="T355"> </text:span><text:span text:style-name="T356">evt. 2</text:span><text:span text:style-name="T362">e</text:span><text:span text:style-name="T356"> gebruiker</text:span><text:span text:style-name="T357">]</text:span></text:p>
      <text:p text:style-name="P8"><text:span text:style-name="T243">Vervang </text:span><text:span text:style-name="T250">de</text:span><text:span text:style-name="T243"> </text:span><text:span text:style-name="Definition"><text:span text:style-name="T27">ONDERSTREEPTE</text:span></text:span><text:span text:style-name="T243"> </text:span><text:span text:style-name="T244">woorden </text:span><text:span text:style-name="T243">in deze checklist door </text:span><text:span text:style-name="T250">d</text:span><text:span text:style-name="T251">i</text:span><text:span text:style-name="T250">e </text:span><text:span text:style-name="T249">in </text:span><text:span text:style-name="T251">het</text:span><text:span text:style-name="Strong_20_Emphasis"><text:span text:style-name="T81"> </text:span></text:span><text:span text:style-name="Strong_20_Emphasis"><text:span text:style-name="T105">tekstvak</text:span></text:span><text:span text:style-name="T243">.</text:span></text:p>
      <text:p text:style-name="P5"/>
      <text:p text:style-name="P5"/>
      <text:p text:style-name="P4"><text:span text:style-name="T255">Nog niet op Linux?</text:span><text:span text:style-name="T245"><text:tab/></text:span><text:span text:style-name="T252"><text:tab/></text:span><text:span text:style-name="T253">G</text:span><text:span text:style-name="T246">ebruik </text:span><text:span text:style-name="Strong_20_Emphasis"><text:span text:style-name="T256">Checklist migratie</text:span></text:span><text:span text:style-name="T24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7"> onder </text:span><text:span text:style-name="T254">Linux</text:span><text:span text:style-name="T248">.</text:span></text:p>
      <text:p text:style-name="P47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0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31"/>
      <text:p text:style-name="P31"/>
      <text:list xml:id="list3295359463" text:style-name="L1">
        <text:list-item>
          <text:p text:style-name="P102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59"><text:span text:style-name="Strong_20_Emphasis"><text:span text:style-name="T61"><text:s/></text:span></text:span><text:span text:style-name="Strong_20_Emphasis"><text:span text:style-name="T111"><draw:control text:anchor-type="as-char" draw:z-index="11" draw:name="Vorm3_0" draw:style-name="gr1" draw:text-style-name="P105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61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1"><text:span text:style-name="User_20_Entry"><text:span text:style-name="T150">E</text:span></text:span><text:span text:style-name="User_20_Entry"><text:span text:style-name="T195">v</text:span></text:span><text:span text:style-name="User_20_Entry"><text:span text:style-name="T196">en</text:span></text:span><text:span text:style-name="User_20_Entry"><text:span text:style-name="T198">t</text:span></text:span><text:span text:style-name="User_20_Entry"><text:span text:style-name="T199">uele </text:span></text:span><text:span text:style-name="User_20_Entry"><text:span text:style-name="T200">extra </text:span></text:span><text:span text:style-name="Definition"><text:span text:style-name="T365">gebruiker</text:span></text:span><text:span text:style-name="User_20_Entry"><text:span text:style-name="T184">s</text:span></text:span><text:span text:style-name="User_20_Entry"><text:span text:style-name="T200"> aanmelden </text:span></text:span><text:span text:style-name="User_20_Entry"><text:span text:style-name="T201">en dezelfde stappen uitvoeren</text:span></text:span><text:span text:style-name="User_20_Entry"><text:span text:style-name="T197">.</text:span></text:span></text:p></text:note-body></text:note>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66"><text:s/></text:span></text:span><text:span text:style-name="Strong_20_Emphasis"><text:span text:style-name="T114"><draw:control text:anchor-type="as-char" draw:z-index="0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104"><text:note text:id="ftn3" text:note-class="footnote"><text:note-citation>3</text:note-citation><text:note-body><text:p text:style-name="P81"><text:span text:style-name="T343">Debian-</text:span><text:span text:style-name="T344">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4">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2"><text:span text:style-name="Strong_20_Emphasis"><text:span text:style-name="T107">D</text:span></text:span><text:span text:style-name="Strong_20_Emphasis"><text:span text:style-name="T81">ruk op de </text:span></text:span><text:span text:style-name="Strong_20_Emphasis"><text:span text:style-name="T78">Super</text:span></text:span><text:span text:style-name="Strong_20_Emphasis"><text:span text:style-name="T81">-toets</text:span></text:span><text:span text:style-name="Strong_20_Emphasis"><text:span text:style-name="T44"><text:note text:id="ftn4" text:note-class="footnote"><text:note-citation>4</text:note-citation><text:note-body><text:p text:style-name="P84"><text:span text:style-name="T209">D</text:span>e <text:span text:style-name="T339">Super</text:span>-toets <text:span text:style-name="T279">is de Windows-toets, Command-toets </text:span><text:span text:style-name="T280">(Apple)</text:span><text:span text:style-name="T279">, of Vergrootglas-toets </text:span><text:span text:style-name="T280">(Chromebook)</text:span><text:span text:style-name="T279">.</text:span></text:p></text:note-body></text:note></text:span></text:span><text:span text:style-name="Strong_20_Emphasis"><text:span text:style-name="T75">, </text:span></text:span><text:span text:style-name="Strong_20_Emphasis"><text:span text:style-name="T88">t</text:span></text:span><text:span text:style-name="Strong_20_Emphasis"><text:span text:style-name="T80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9"> </text:span></text:span><text:span text:style-name="Strong_20_Emphasis"><text:span text:style-name="T89">e</text:span></text:span><text:span text:style-name="Strong_20_Emphasis"><text:span text:style-name="T67">n </text:span></text:span><text:span text:style-name="Strong_20_Emphasis"><text:span text:style-name="T83">k</text:span></text:span><text:span text:style-name="Strong_20_Emphasis"><text:span text:style-name="T67">lik op het pictogram van </text:span></text:span><text:span text:style-name="Strong_20_Emphasis"><text:span text:style-name="T126">Terminalvenster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4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58"><text:span text:style-name="T3">Typ</text:span><text:span text:style-name="Strong_20_Emphasis"><text:span text:style-name="T70">, of </text:span></text:span><text:span text:style-name="Strong_20_Emphasis"><text:span text:style-name="T69">kopieer en plak, de</text:span></text:span><text:span text:style-name="Strong_20_Emphasis"><text:span text:style-name="T71">z</text:span></text:span><text:span text:style-name="Strong_20_Emphasis"><text:span text:style-name="T69">e </text:span></text:span><text:span text:style-name="Strong_20_Emphasis"><text:span text:style-name="T72">twee </text:span></text:span><text:span text:style-name="Strong_20_Emphasis"><text:span text:style-name="T69">opdrachten, ieder gevolgd door de </text:span></text:span><text:span text:style-name="Strong_20_Emphasis"><text:span text:style-name="T68">Enter</text:span></text:span><text:span text:style-name="Strong_20_Emphasis"><text:span text:style-name="T67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7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67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6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66"><text:s/></text:span></text:span><text:span text:style-name="Strong_20_Emphasis"><text:span text:style-name="Strong_20_Emphasis"><text:span text:style-name="T114"><draw:control text:anchor-type="as-char" draw:z-index="1" draw:name="Vorm6" draw:style-name="gr1" draw:text-style-name="P10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75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93"><text:span text:style-name="Strong_20_Emphasis"><text:span text:style-name="T107">D</text:span></text:span><text:span text:style-name="Strong_20_Emphasis"><text:span text:style-name="T76">ruk </text:span></text:span><text:span text:style-name="Strong_20_Emphasis"><text:span text:style-name="T77">op de </text:span></text:span><text:span text:style-name="Strong_20_Emphasis"><text:span text:style-name="T78">Super</text:span></text:span><text:span text:style-name="Strong_20_Emphasis"><text:span text:style-name="T77">-toets</text:span></text:span><text:span text:style-name="Strong_20_Emphasis"><text:span text:style-name="T45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79">t</text:span></text:span><text:span text:style-name="Strong_20_Emphasis"><text:span text:style-name="T80">yp </text:span></text:span><text:span text:style-name="Strong_20_Emphasis"><text:span text:style-name="T120">men</text:span></text:span><text:span text:style-name="Strong_20_Emphasis"><text:span text:style-name="T121">u</text:span></text:span><text:span text:style-name="Strong_20_Emphasis"><text:span text:style-name="T81"> </text:span></text:span><text:span text:style-name="Strong_20_Emphasis"><text:span text:style-name="T82">e</text:span></text:span><text:span text:style-name="Strong_20_Emphasis"><text:span text:style-name="T67">n </text:span></text:span><text:span text:style-name="Strong_20_Emphasis"><text:span text:style-name="T83">k</text:span></text:span><text:span text:style-name="Strong_20_Emphasis"><text:span text:style-name="T67">lik op het pictogram van</text:span></text:span><text:span text:style-name="Strong_20_Emphasis"><text:span text:style-name="T115">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4">K</text:span></text:span><text:span text:style-name="Strong_20_Emphasis"><text:span text:style-name="T85">ie</text:span></text:span><text:span text:style-name="Strong_20_Emphasis"><text:span text:style-name="T86">s</text:span></text:span><text:span text:style-name="Strong_20_Emphasis"><text:span text:style-name="T74"> </text:span></text:span><text:span text:style-name="Strong_20_Emphasis"><text:span text:style-name="T136">1</text:span></text:span><text:span text:style-name="Strong_20_Emphasis"><text:span text:style-name="T137"> </text:span></text:span><text:span text:style-name="Strong_20_Emphasis"><text:span text:style-name="T138">In</text:span></text:span><text:span text:style-name="Strong_20_Emphasis"><text:span text:style-name="T131">stallatie voorbereiden</text:span></text:span><text:span text:style-name="Strong_20_Emphasis"><text:span text:style-name="T87"> </text:span></text:span><text:span text:style-name="Strong_20_Emphasis"><text:span text:style-name="T73">en </text:span></text:span><text:span text:style-name="Strong_20_Emphasis"><text:span text:style-name="T106">klik op </text:span></text:span><text:span text:style-name="Strong_20_Emphasis"><text:span text:style-name="T127">Verder</text:span></text:span><text:span text:style-name="Strong_20_Emphasis"><text:span text:style-name="T106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9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</table:table>
      <text:p text:style-name="P16"/>
      <text:list xml:id="list101835701743686" text:continue-numbering="true" text:style-name="L1">
        <text:list-item>
          <text:p text:style-name="P103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66"><text:s/></text:span></text:span><text:span text:style-name="Strong_20_Emphasis"><text:span text:style-name="T114"><draw:control text:anchor-type="as-char" draw:z-index="2" draw:name="Vorm9" draw:style-name="gr1" draw:text-style-name="P10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96"><text:span text:style-name="T259">Start de computer op vanaf </text:span><text:span text:style-name="T263">een </text:span><text:span text:style-name="Strong_20_Emphasis"><text:span text:style-name="T238"><text:user-field-get text:name="Distro">Ubuntu</text:user-field-get></text:span></text:span><text:span text:style-name="T258"><text:s/></text:span><text:span text:style-name="T239"><text:user-field-get text:name="Version">22.04</text:user-field-get></text:span><text:span text:style-name="T144"><text:s/>Live</text:span><text:span text:style-name="T144"><text:note text:id="ftn5" text:note-class="footnote"><text:note-citation>1</text:note-citation><text:note-body><text:p text:style-name="P83"><text:span text:style-name="T334">Vanaf ee</text:span>n Live <text:span text:style-name="T363">usb</text:span><text:span text:style-name="T338">-stick </text:span><text:span text:style-name="T340">(</text:span><text:span text:style-name="T338">of </text:span><text:span text:style-name="T341">dvd</text:span><text:span text:style-name="T340">)</text:span><text:span text:style-name="T24"> </text:span>kunt <text:span text:style-name="T334">u opstarten en</text:span> <text:span text:style-name="T18">met </text:span><text:span text:style-name="Strong_20_Emphasis"><text:span text:style-name="T283"><text:user-field-get text:name="Distro">Ubuntu</text:user-field-get></text:span></text:span><text:span text:style-name="Strong_20_Emphasis"><text:span text:style-name="T283"><text:s/></text:span></text:span>werken zonder deze te installeren.</text:p></text:note-body></text:note></text:span><text:span text:style-name="T144"> </text:span><text:span text:style-name="T145">usb</text:span><text:span text:style-name="T146">-stick</text:span><text:span text:style-name="T146"><text:note text:id="ftn6" text:note-class="footnote"><text:note-citation>2</text:note-citation><text:note-body><text:p text:style-name="P79"><text:span text:style-name="Strong_20_Emphasis"><text:span text:style-name="T152">Download </text:span></text:span><text:span text:style-name="Strong_20_Emphasis"><text:span text:style-name="T153">een </text:span></text:span><text:span text:style-name="Strong_20_Emphasis"><text:span text:style-name="T154">cd</text:span></text:span><text:span text:style-name="Strong_20_Emphasis"><text:span text:style-name="T180">-beeldbestand</text:span></text:span><text:span text:style-name="Strong_20_Emphasis"><text:span text:style-name="T155"> </text:span></text:span><text:span text:style-name="Strong_20_Emphasis"><text:span text:style-name="T156">(.iso) </text:span></text:span><text:span text:style-name="Strong_20_Emphasis"><text:span text:style-name="T155">vanaf </text:span></text:span><text:a xlink:type="simple" xlink:href="https://nl.releases.ubuntu.com/" text:style-name="Internet_20_link" text:visited-style-name="Visited_20_Internet_20_Link"><text:span text:style-name="Strong_20_Emphasis"><text:span text:style-name="T336">nl.releases.ubuntu.com</text:span></text:span></text:a><text:span text:style-name="Strong_20_Emphasis"><text:span text:style-name="T155">, </text:span></text:span><text:span text:style-name="Strong_20_Emphasis"><text:span text:style-name="T157">klik op</text:span></text:span><text:span text:style-name="Strong_20_Emphasis"><text:span text:style-name="T158"> </text:span></text:span><text:span text:style-name="Strong_20_Emphasis"><text:span text:style-name="T186">Ubuntu 2</text:span></text:span><text:span text:style-name="Strong_20_Emphasis"><text:span text:style-name="T187">2</text:span></text:span><text:span text:style-name="Strong_20_Emphasis"><text:span text:style-name="T186">.04 LTS (Jammy Jellyfish)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7">klik </text:span></text:span><text:span text:style-name="Strong_20_Emphasis"><text:span text:style-name="T159">vervolgens </text:span></text:span><text:span text:style-name="Strong_20_Emphasis"><text:span text:style-name="T160">achter</text:span></text:span><text:span text:style-name="Strong_20_Emphasis"><text:span text:style-name="T159"> </text:span></text:span><text:span text:style-name="Strong_20_Emphasis"><text:span text:style-name="T188">Desktop image</text:span></text:span><text:span text:style-name="Strong_20_Emphasis"><text:span text:style-name="T159"> </text:span></text:span><text:span text:style-name="Strong_20_Emphasis"><text:span text:style-name="T160">op </text:span></text:span><text:span text:style-name="Strong_20_Emphasis"><text:span text:style-name="T185">64-bit PC (AMD64) desktop image</text:span></text:span><text:span text:style-name="Strong_20_Emphasis"><text:span text:style-name="T183">.</text:span></text:span><text:span text:style-name="Strong_20_Emphasis"><text:span text:style-name="T159"><text:line-break/></text:span></text:span><text:span text:style-name="Strong_20_Emphasis"><text:span text:style-name="T157">P</text:span></text:span><text:span text:style-name="Strong_20_Emphasis"><text:span text:style-name="T152">laats </text:span></text:span><text:span text:style-name="Strong_20_Emphasis"><text:span text:style-name="T153">een </text:span></text:span><text:span text:style-name="Strong_20_Emphasis"><text:span text:style-name="T154">usb</text:span></text:span><text:span text:style-name="Strong_20_Emphasis"><text:span text:style-name="T153">-stick </text:span></text:span><text:span text:style-name="Strong_20_Emphasis"><text:span text:style-name="T181">va</text:span></text:span><text:span text:style-name="Strong_20_Emphasis"><text:span text:style-name="T161">n </text:span></text:span><text:span text:style-name="Strong_20_Emphasis"><text:span text:style-name="T162">min</text:span></text:span><text:span text:style-name="Strong_20_Emphasis"><text:span text:style-name="T163">imaal</text:span></text:span><text:span text:style-name="Strong_20_Emphasis"><text:span text:style-name="T162"> </text:span></text:span><text:span text:style-name="Strong_20_Emphasis"><text:span text:style-name="T164">4</text:span></text:span><text:span text:style-name="Strong_20_Emphasis"><text:span text:style-name="T162"> GB. <text:line-break/></text:span></text:span><text:span text:style-name="Strong_20_Emphasis"><text:span text:style-name="T182">Zoek</text:span></text:span><text:span text:style-name="Strong_20_Emphasis"><text:span text:style-name="T162"> </text:span></text:span><text:span text:style-name="Strong_20_Emphasis"><text:span text:style-name="T189">s</text:span></text:span><text:span text:style-name="Strong_20_Emphasis"><text:span text:style-name="T190">ch</text:span></text:span><text:span text:style-name="Strong_20_Emphasis"><text:span text:style-name="T162"> en klik op het pictogram van</text:span></text:span><text:span text:style-name="Strong_20_Emphasis"><text:span text:style-name="T165"> </text:span></text:span><text:span text:style-name="Strong_20_Emphasis"><text:span text:style-name="T192">Schijven</text:span></text:span><text:span text:style-name="Strong_20_Emphasis"><text:span text:style-name="T166">. Selecteer de </text:span></text:span><text:span text:style-name="Strong_20_Emphasis"><text:span text:style-name="T167">usb</text:span></text:span><text:span text:style-name="Strong_20_Emphasis"><text:span text:style-name="T166">-stick in de lijst van schijven aan de linkerkant en klik rechtsboven op </text:span></text:span><text:span text:style-name="Strong_20_Emphasis"><text:span text:style-name="T191">Schijfinstellingen</text:span></text:span><text:span text:style-name="Strong_20_Emphasis"><text:span text:style-name="T166"> </text:span></text:span><text:span text:style-name="Strong_20_Emphasis"><text:span text:style-name="T191">⋮</text:span></text:span><text:span text:style-name="Strong_20_Emphasis"><text:span text:style-name="T166"> (icoontje met de drie puntjes).</text:span></text:span></text:p><text:p text:style-name="P76"><text:span text:style-name="Strong_20_Emphasis"><text:span text:style-name="T166"><text:tab/>Kies </text:span></text:span><text:span text:style-name="Strong_20_Emphasis"><text:span text:style-name="T191">Schijfkopie terugzetten</text:span></text:span><text:span text:style-name="Strong_20_Emphasis"><text:span text:style-name="T166"> en selecteer </text:span></text:span><text:span text:style-name="Strong_20_Emphasis"><text:span text:style-name="T168">het net</text:span></text:span><text:span text:style-name="Strong_20_Emphasis"><text:span text:style-name="T169"> gedownloade </text:span></text:span><text:span text:style-name="Strong_20_Emphasis"><text:span text:style-name="T170">cd</text:span></text:span><text:span text:style-name="T19">-beeldbestand </text:span><text:span text:style-name="T20">(.iso)</text:span><text:span text:style-name="Strong_20_Emphasis"><text:span text:style-name="T169">.</text:span></text:span></text:p><text:p text:style-name="P78"><text:span text:style-name="Strong_20_Emphasis"><text:span text:style-name="T166"><text:tab/>Klik op </text:span></text:span><text:span text:style-name="Strong_20_Emphasis"><text:span text:style-name="T191">Terugzetten starten</text:span></text:span><text:span text:style-name="Strong_20_Emphasis"><text:span text:style-name="T166"> en vervolgens op </text:span></text:span><text:span text:style-name="Strong_20_Emphasis"><text:span text:style-name="T191">Terugzetten</text:span></text:span><text:span text:style-name="Strong_20_Emphasis"><text:span text:style-name="T171">.<text:line-break/></text:span></text:span><text:span text:style-name="Strong_20_Emphasis"><text:span text:style-name="T172">O</text:span></text:span><text:span text:style-name="Strong_20_Emphasis"><text:span text:style-name="T153">f </text:span></text:span><text:span text:style-name="Strong_20_Emphasis"><text:span text:style-name="T173">gebruik </text:span></text:span><text:span text:style-name="Strong_20_Emphasis"><text:span text:style-name="T174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174"> </text:span></text:span><text:span text:style-name="Strong_20_Emphasis"><text:span text:style-name="T175">(</text:span></text:span><text:a xlink:type="simple" xlink:href="https://www.balena.io/etcher/" text:style-name="Internet_20_link" text:visited-style-name="Visited_20_Internet_20_Link"><text:span text:style-name="Strong_20_Emphasis"><text:span text:style-name="T337">etcher.io</text:span></text:span></text:a><text:span text:style-name="Strong_20_Emphasis"><text:span text:style-name="T175">) </text:span></text:span><text:span text:style-name="Strong_20_Emphasis"><text:span text:style-name="T176">dat </text:span></text:span><text:span text:style-name="Strong_20_Emphasis"><text:span text:style-name="T153">beschikbaar </text:span></text:span><text:span text:style-name="Strong_20_Emphasis"><text:span text:style-name="T176">is </text:span></text:span><text:span text:style-name="Strong_20_Emphasis"><text:span text:style-name="T153">voor </text:span></text:span><text:span text:style-name="Strong_20_Emphasis"><text:span text:style-name="T166">Windows, </text:span></text:span><text:span text:style-name="Strong_20_Emphasis"><text:span text:style-name="T177">mac</text:span></text:span><text:span text:style-name="Strong_20_Emphasis"><text:span text:style-name="T178">OS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4">Linux</text:span></text:span><text:span text:style-name="Strong_20_Emphasis"><text:span text:style-name="T179">.</text:span></text:span></text:p></text:note-body></text:note></text:span><text:span text:style-name="T144"> </text:span><text:span text:style-name="T147">of dvd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46"><text:span text:style-name="T203">Opstart/</text:span><text:span text:style-name="T204">bootmenu</text:span><text:span text:style-name="T203"> </text:span><text:span text:style-name="T202">via </text:span><text:span text:style-name="Definition"><text:span text:style-name="T373">opstartmenu</text:span></text:span><text:span text:style-name="T202"> </text:span><text:span text:style-name="T205">en</text:span><text:span text:style-name="T202"> </text:span><text:span text:style-name="T203">instellingen/</text:span><text:span text:style-name="T204">setup</text:span><text:span text:style-name="T202"> via </text:span><text:span text:style-name="Definition"><text:span text:style-name="T6">instellingen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57">D</text:span></text:span><text:span text:style-name="Strong_20_Emphasis"><text:span text:style-name="T47">ruk op </text:span></text:span><text:span text:style-name="Strong_20_Emphasis"><text:span text:style-name="T48">de </text:span></text:span><text:span text:style-name="Strong_20_Emphasis"><text:span text:style-name="T49">Enter</text:span></text:span><text:span text:style-name="Strong_20_Emphasis"><text:span text:style-name="T48">-toets </text:span></text:span><text:span text:style-name="Strong_20_Emphasis"><text:span text:style-name="T57">(</text:span></text:span><text:span text:style-name="Strong_20_Emphasis"><text:span text:style-name="T130">Try or Install Ubuntu</text:span></text:span><text:span text:style-name="Strong_20_Emphasis"><text:span text:style-name="T56"> </text:span></text:span><text:span text:style-name="Strong_20_Emphasis"><text:span text:style-name="T57">is reeds geselecteerd)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99"><text:span text:style-name="Strong_20_Emphasis"><text:span text:style-name="T148"><text:s/></text:span></text:span><text:span text:style-name="Strong_20_Emphasis"><text:span text:style-name="T149"><draw:control text:anchor-type="as-char" draw:z-index="21" draw:name="Vorm 6" draw:style-name="gr1" draw:text-style-name="P105" svg:width="0.35cm" svg:height="0.35cm" draw:control="control22"/></text:span></text:span></text:p>
          </table:table-cell>
          <table:table-cell table:style-name="_32_._5f_Installatie_5f_uitvoeren.A1" office:value-type="string">
            <text:p text:style-name="P22"><text:span text:style-name="T260">Kies</text:span><text:span text:style-name="T261"> </text:span><text:span text:style-name="T264">Nederlands</text:span><text:span text:style-name="T261"> en klik</text:span><text:span text:style-name="T262"> </text:span><text:span text:style-name="T261">op</text:span><text:span text:style-name="T260"> </text:span><text:span text:style-name="T257">Ubuntu installeren</text:span><text:span text:style-name="T260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</text:span></text:span><text:span text:style-name="Strong_20_Emphasis"><text:span text:style-name="T36">st</text:span></text:span><text:span text:style-name="Strong_20_Emphasis"><text:span text:style-name="T35">- </text:span></text:span><text:span text:style-name="Strong_20_Emphasis"><text:span text:style-name="T37">en installatie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><text:span text:style-name="Strong_20_Emphasis"><text:span text:style-name="T3"><text:s/></text:span></text:span><text:span text:style-name="Strong_20_Emphasis"><text:span text:style-name="T66"><draw:control text:anchor-type="as-char" draw:z-index="15" draw:name="Vorm 1" draw:style-name="gr1" draw:text-style-name="P105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10"><text:span text:style-name="T296">Op </text:span><text:span text:style-name="T297">het </text:span><text:span text:style-name="T295">scherm </text:span><text:span text:style-name="Strong_20_Emphasis"><text:span text:style-name="T295">Wie bent u?</text:span></text:span><text:span text:style-name="T295">: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1"><text:span text:style-name="T302">V</text:span><text:span text:style-name="T296">ul </text:span><text:span text:style-name="T298">in </text:span><text:span text:style-name="Strong_20_Emphasis"><text:span text:style-name="T299">Uw n</text:span></text:span><text:span text:style-name="Strong_20_Emphasis"><text:span text:style-name="T300">aam</text:span></text:span><text:span text:style-name="Strong_20_Emphasis"><text:span text:style-name="T286"> </text:span></text:span><text:span text:style-name="Definition"><text:span text:style-name="T4">gebruiker</text:span></text:span><text:span text:style-name="Strong_20_Emphasis"><text:span text:style-name="T287">, <text:line-break/></text:span></text:span><text:span text:style-name="Strong_20_Emphasis"><text:span text:style-name="T300">Naam </text:span></text:span><text:span text:style-name="Strong_20_Emphasis"><text:span text:style-name="T299">van uw </text:span></text:span><text:span text:style-name="Strong_20_Emphasis"><text:span text:style-name="T301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6">,<text:line-break/></text:span></text:span><text:span text:style-name="Strong_20_Emphasis"><text:span text:style-name="T299">Kies een g</text:span></text:span><text:span text:style-name="Strong_20_Emphasis"><text:span text:style-name="T301">ebruikersnaam</text:span></text:span><text:span text:style-name="Strong_20_Emphasis"><text:span text:style-name="T286"> </text:span></text:span><text:span text:style-name="Definition"><text:span text:style-name="T4">gebruikersnaam</text:span></text:span><text:span text:style-name="Strong_20_Emphasis"><text:span text:style-name="T286">,<text:line-break/></text:span></text:span><text:span text:style-name="Strong_20_Emphasis"><text:span text:style-name="T288">g</text:span></text:span><text:span text:style-name="Strong_20_Emphasis"><text:span text:style-name="T285">eef tweemaal een </text:span></text:span><text:span text:style-name="Strong_20_Emphasis"><text:span text:style-name="T294">wachtwoord</text:span></text:span><text:span text:style-name="Strong_20_Emphasis"><text:span text:style-name="T285">,</text:span></text:span><text:span text:style-name="Strong_20_Emphasis"><text:span text:style-name="T289"> </text:span></text:span><text:span text:style-name="Strong_20_Emphasis"><text:span text:style-name="T290">en</text:span></text:span><text:span text:style-name="Strong_20_Emphasis"><text:span text:style-name="T289"> </text:span></text:span><text:span text:style-name="Strong_20_Emphasis"><text:span text:style-name="T291">k</text:span></text:span><text:span text:style-name="Strong_20_Emphasis"><text:span text:style-name="T285">lik op </text:span></text:span><text:span text:style-name="Strong_20_Emphasis"><text:span text:style-name="T294">Verder</text:span></text:span><text:span text:style-name="Strong_20_Emphasis"><text:span text:style-name="T285">.</text:span>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8"><text:span text:style-name="Strong_20_Emphasis"><text:span text:style-name="T3"><text:s/></text:span></text:span><text:span text:style-name="Strong_20_Emphasis"><text:span text:style-name="T66"><draw:control text:anchor-type="as-char" draw:z-index="18" draw:name="Vorm 3" draw:style-name="gr1" draw:text-style-name="P10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8">Op het scherm <text:span text:style-name="T368">Installatie voltooid</text:span> <text:span text:style-name="T374">k</text:span>lik op <text:span text:style-name="T369">Nu he</text:span><text:span text:style-name="T368">rstarten</text:span>.</text:p>
          </table:table-cell>
        </table:table-row>
      </table:table>
      <text:p text:style-name="P51"><text:span text:style-name="Strong_20_Emphasis"><text:span text:style-name="T116"/></text:span></text:p>
      <text:list xml:id="list101835505439917" text:continue-numbering="true" text:style-name="L1">
        <text:list-item>
          <text:p text:style-name="P101"><text:span text:style-name="Strong_20_Emphasis"><text:span text:style-name="T132">Installatie </text:span></text:span><text:span text:style-name="Strong_20_Emphasis"><text:span text:style-name="T133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66"><text:s/></text:span></text:span><text:span text:style-name="Strong_20_Emphasis"><text:span text:style-name="T114"><draw:control text:anchor-type="as-char" draw:z-index="3" draw:name="Vorm24" draw:style-name="gr1" draw:text-style-name="P105" svg:width="0.35cm" svg:height="0.35cm" draw:control="control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1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><text:span text:style-name="Strong_20_Emphasis"><text:span text:style-name="T117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5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66"><text:s/></text:span></text:span><text:span text:style-name="Strong_20_Emphasis"><text:span text:style-name="T114"><draw:control text:anchor-type="as-char" draw:z-index="9" draw:name="Vorm4_1" draw:style-name="gr1" draw:text-style-name="P10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104"><text:note text:id="ftn7" text:note-class="footnote"><text:note-citation>1</text:note-citation><text:note-body><text:p text:style-name="P77"><text:span text:style-name="T343">Debian-p</text:span>akket kz plaatst documenten en scripts van Karel Zimmer <text:span text:style-name="T342">(zie </text:span><text:a xlink:type="simple" xlink:href="https://karelzimmer.nl/" text:style-name="Internet_20_link" text:visited-style-name="Visited_20_Internet_20_Link"><text:span text:style-name="Strong_20_Emphasis"><text:span text:style-name="T335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4">:</text:span></text:span></text:p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94"><text:span text:style-name="Strong_20_Emphasis"><text:span text:style-name="T108">D</text:span></text:span><text:span text:style-name="Strong_20_Emphasis"><text:span text:style-name="T90">ruk</text:span></text:span><text:span text:style-name="Strong_20_Emphasis"><text:span text:style-name="T75"> op</text:span></text:span><text:span text:style-name="Strong_20_Emphasis"><text:span text:style-name="T91"> de </text:span></text:span><text:span text:style-name="Strong_20_Emphasis"><text:span text:style-name="T78">Super</text:span></text:span><text:span text:style-name="Strong_20_Emphasis"><text:span text:style-name="T91">-toets</text:span></text:span><text:span text:style-name="Strong_20_Emphasis"><text:span text:style-name="T81"><text:note text:id="ftn8" text:note-class="footnote"><text:note-citation>2</text:note-citation><text:note-body><text:p text:style-name="P49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75">, </text:span></text:span><text:span text:style-name="Strong_20_Emphasis"><text:span text:style-name="T88">t</text:span></text:span><text:span text:style-name="Strong_20_Emphasis"><text:span text:style-name="T80">yp </text:span></text:span><text:span text:style-name="Strong_20_Emphasis"><text:span text:style-name="T124">ter</text:span></text:span><text:span text:style-name="Strong_20_Emphasis"><text:span text:style-name="T125">m</text:span></text:span><text:span text:style-name="Strong_20_Emphasis"><text:span text:style-name="T69"> </text:span></text:span><text:span text:style-name="Strong_20_Emphasis"><text:span text:style-name="T89">e</text:span></text:span><text:span text:style-name="Strong_20_Emphasis"><text:span text:style-name="T67">n </text:span></text:span><text:span text:style-name="Strong_20_Emphasis"><text:span text:style-name="T83">k</text:span></text:span><text:span text:style-name="Strong_20_Emphasis"><text:span text:style-name="T67">lik op het pictogram van </text:span></text:span><text:span text:style-name="Strong_20_Emphasis"><text:span text:style-name="T126">Terminalvenster</text:span></text:span><text:span text:style-name="Strong_20_Emphasis"><text:span text:style-name="T69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61"><text:span text:style-name="T5">Typ</text:span><text:span text:style-name="Strong_20_Emphasis"><text:span text:style-name="T70">, of </text:span></text:span><text:span text:style-name="Strong_20_Emphasis"><text:span text:style-name="T69">kopieer en plak, de</text:span></text:span><text:span text:style-name="Strong_20_Emphasis"><text:span text:style-name="T92">z</text:span></text:span><text:span text:style-name="Strong_20_Emphasis"><text:span text:style-name="T69">e </text:span></text:span><text:span text:style-name="Strong_20_Emphasis"><text:span text:style-name="T72">twee </text:span></text:span><text:span text:style-name="Strong_20_Emphasis"><text:span text:style-name="T69">opdrachten, ieder gevolgd door de </text:span></text:span><text:span text:style-name="Strong_20_Emphasis"><text:span text:style-name="T68">Enter</text:span></text:span><text:span text:style-name="Strong_20_Emphasis"><text:span text:style-name="T67">-toets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98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8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66"><text:s/></text:span></text:span><text:span text:style-name="Strong_20_Emphasis"><text:span text:style-name="T114"><draw:control text:anchor-type="as-char" draw:z-index="4" draw:name="Vorm37" draw:style-name="gr1" draw:text-style-name="P105" svg:width="0.35cm" svg:height="0.35cm" draw:control="control5"/></text:span></text:span></text:p>
          </table:table-cell>
          <table:table-cell table:style-name="_33_._5f_Installatie_5f_afronden.A1" office:value-type="string">
            <text:p text:style-name="P80"><text:span text:style-name="Strong_20_Emphasis"><text:span text:style-name="T93">Rond de</text:span></text:span><text:span text:style-name="Strong_20_Emphasis"><text:span text:style-name="T94"> installatie </text:span></text:span><text:span text:style-name="Strong_20_Emphasis"><text:span text:style-name="T93">af: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95"><text:span text:style-name="Strong_20_Emphasis"><text:span text:style-name="T108">D</text:span></text:span><text:span text:style-name="Strong_20_Emphasis"><text:span text:style-name="T96">ruk</text:span></text:span><text:span text:style-name="Strong_20_Emphasis"><text:span text:style-name="T95"> op</text:span></text:span><text:span text:style-name="Strong_20_Emphasis"><text:span text:style-name="T91"> de </text:span></text:span><text:span text:style-name="Strong_20_Emphasis"><text:span text:style-name="T78">Super</text:span></text:span><text:span text:style-name="Strong_20_Emphasis"><text:span text:style-name="T91">-toets</text:span></text:span><text:span text:style-name="Strong_20_Emphasis"><text:span text:style-name="T44"><text:note-ref text:note-class="footnote" text:reference-format="text" text:ref-name="ftn8">2</text:note-ref></text:span></text:span><text:span text:style-name="Strong_20_Emphasis"><text:span text:style-name="T75">, </text:span></text:span><text:span text:style-name="Strong_20_Emphasis"><text:span text:style-name="T88">t</text:span></text:span><text:span text:style-name="Strong_20_Emphasis"><text:span text:style-name="T80">yp </text:span></text:span><text:span text:style-name="Strong_20_Emphasis"><text:span text:style-name="T122">men</text:span></text:span><text:span text:style-name="Strong_20_Emphasis"><text:span text:style-name="T121">u</text:span></text:span><text:span text:style-name="Strong_20_Emphasis"><text:span text:style-name="T81"> </text:span></text:span><text:span text:style-name="Strong_20_Emphasis"><text:span text:style-name="T89">e</text:span></text:span><text:span text:style-name="Strong_20_Emphasis"><text:span text:style-name="T67">n </text:span></text:span><text:span text:style-name="Strong_20_Emphasis"><text:span text:style-name="T83">k</text:span></text:span><text:span text:style-name="Strong_20_Emphasis"><text:span text:style-name="T67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9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39">3</text:span></text:span><text:span text:style-name="Strong_20_Emphasis"><text:span text:style-name="T119"> </text:span></text:span><text:span text:style-name="Strong_20_Emphasis"><text:span text:style-name="T140">Installatie</text:span></text:span><text:span text:style-name="Strong_20_Emphasis"><text:span text:style-name="T141"> </text:span></text:span><text:span text:style-name="Strong_20_Emphasis"><text:span text:style-name="T142">afronden</text:span></text:span><text:span text:style-name="Strong_20_Emphasis"><text:span text:style-name="T97"> </text:span></text:span><text:span text:style-name="Strong_20_Emphasis"><text:span text:style-name="T73">en </text:span></text:span><text:span text:style-name="Strong_20_Emphasis"><text:span text:style-name="T106">klik op </text:span></text:span><text:span text:style-name="Strong_20_Emphasis"><text:span text:style-name="T128">Verder</text:span></text:span><text:span text:style-name="Strong_20_Emphasis"><text:span text:style-name="T106">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89"><text:span text:style-name="Strong_20_Emphasis"><text:span text:style-name="T66"><text:s/></text:span></text:span><text:span text:style-name="Strong_20_Emphasis"><text:span text:style-name="T114"><draw:control text:anchor-type="as-char" draw:z-index="19" draw:name="Vorm 4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91"><text:span text:style-name="T371">De </text:span><text:span text:style-name="T372">computer</text:span><text:span text:style-name="T371"> </text:span><text:span text:style-name="T368">Herstart</text:span><text:span text:style-name="T370">en</text:span>.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7"/></text:span></text:p>
      <text:p text:style-name="P54"><text:span text:style-name="Strong_20_Emphasis"><text:span text:style-name="T74"/></text:span></text:p>
      <text:list xml:id="list101834912056725" text:continue-numbering="true" text:style-name="L1">
        <text:list-item>
          <text:p text:style-name="P104"><text:span text:style-name="Strong_20_Emphasis"><text:span text:style-name="T2">Gebruiker inrichten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2"><text:span text:style-name="Strong_20_Emphasis"><text:span text:style-name="T66"><text:s/></text:span></text:span><text:span text:style-name="Strong_20_Emphasis"><text:span text:style-name="T114"><draw:control text:anchor-type="as-char" draw:z-index="10" draw:name="Vorm40_0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25"><text:span text:style-name="Strong_20_Emphasis"><text:span text:style-name="T50">Aanmelden als </text:span></text:span><text:span text:style-name="Definition"><text:span text:style-name="T11">gebruiker</text:span></text:span><text:span text:style-name="Strong_20_Emphasis"><text:span text:style-name="T98"><text:note text:id="ftn9" text:note-class="footnote"><text:note-citation>1</text:note-citation><text:note-body><text:p text:style-name="P72"><text:span text:style-name="User_20_Entry"><text:span text:style-name="T206">E</text:span></text:span><text:span text:style-name="User_20_Entry"><text:span text:style-name="T208">ventuele extra </text:span></text:span><text:span text:style-name="Definition"><text:span text:style-name="T366">gebruiker</text:span></text:span><text:span text:style-name="User_20_Entry"><text:span text:style-name="T207">s</text:span></text:span><text:span text:style-name="User_20_Entry"><text:span text:style-name="T208"> aanmelden en dezelfde stappen uitvoeren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2"/>
          </table:table-cell>
        </table:table-row>
        <table:table-row>
          <table:table-cell table:style-name="Tabel2.A1" office:value-type="string">
            <text:p text:style-name="P66"><text:span text:style-name="Strong_20_Emphasis"><text:span text:style-name="T66"><text:s/></text:span></text:span><text:span text:style-name="Strong_20_Emphasis"><text:span text:style-name="T114"><draw:control text:anchor-type="as-char" draw:z-index="12" draw:name="Vorm40_2" draw:style-name="gr1" draw:text-style-name="P105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99">R</text:span></text:span><text:span text:style-name="Strong_20_Emphasis"><text:span text:style-name="T100">icht </text:span></text:span><text:span text:style-name="Strong_20_Emphasis"><text:span text:style-name="T101">de </text:span></text:span><text:span text:style-name="Strong_20_Emphasis"><text:span text:style-name="T110">gebruiker</text:span></text:span><text:span text:style-name="Strong_20_Emphasis"><text:span text:style-name="T100"> </text:span></text:span><text:span text:style-name="Strong_20_Emphasis"><text:span text:style-name="T102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29"><text:span text:style-name="Strong_20_Emphasis"><text:span text:style-name="T109">D</text:span></text:span><text:span text:style-name="Strong_20_Emphasis"><text:span text:style-name="T96">ruk</text:span></text:span><text:span text:style-name="Strong_20_Emphasis"><text:span text:style-name="T95"> op</text:span></text:span><text:span text:style-name="Strong_20_Emphasis"><text:span text:style-name="T91"> de </text:span></text:span><text:span text:style-name="Strong_20_Emphasis"><text:span text:style-name="T78">Super</text:span></text:span><text:span text:style-name="Strong_20_Emphasis"><text:span text:style-name="T91">-toets</text:span></text:span><text:span text:style-name="Strong_20_Emphasis"><text:span text:style-name="T44"><text:note text:id="ftn10" text:note-class="footnote"><text:note-citation>2</text:note-citation><text:note-body><text:p text:style-name="P50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75">, </text:span></text:span><text:span text:style-name="Strong_20_Emphasis"><text:span text:style-name="T88">t</text:span></text:span><text:span text:style-name="Strong_20_Emphasis"><text:span text:style-name="T80">yp </text:span></text:span><text:span text:style-name="Strong_20_Emphasis"><text:span text:style-name="T122">men</text:span></text:span><text:span text:style-name="Strong_20_Emphasis"><text:span text:style-name="T121">u</text:span></text:span><text:span text:style-name="Strong_20_Emphasis"><text:span text:style-name="T81"> </text:span></text:span><text:span text:style-name="Strong_20_Emphasis"><text:span text:style-name="T89">e</text:span></text:span><text:span text:style-name="Strong_20_Emphasis"><text:span text:style-name="T67">n </text:span></text:span><text:span text:style-name="Strong_20_Emphasis"><text:span text:style-name="T83">k</text:span></text:span><text:span text:style-name="Strong_20_Emphasis"><text:span text:style-name="T67">lik op het pictogram van </text:span></text:span><text:span text:style-name="Strong_20_Emphasis"><text:span text:style-name="T134">Installatiem</text:span></text:span><text:span text:style-name="Strong_20_Emphasis"><text:span text:style-name="T135">enu</text:span></text:span><text:span text:style-name="Strong_20_Emphasis"><text:span text:style-name="T8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97">K</text:span></text:span><text:span text:style-name="Strong_20_Emphasis"><text:span text:style-name="T85">ie</text:span></text:span><text:span text:style-name="Strong_20_Emphasis"><text:span text:style-name="T86">s </text:span></text:span><text:span text:style-name="Strong_20_Emphasis"><text:span text:style-name="T139">4 </text:span></text:span><text:span text:style-name="Strong_20_Emphasis"><text:span text:style-name="T123">Gebruiker inrichten</text:span></text:span><text:span text:style-name="Strong_20_Emphasis"><text:span text:style-name="T97"> </text:span></text:span><text:span text:style-name="Strong_20_Emphasis"><text:span text:style-name="T73">en </text:span></text:span><text:span text:style-name="Strong_20_Emphasis"><text:span text:style-name="T106">klik op </text:span></text:span><text:span text:style-name="Strong_20_Emphasis"><text:span text:style-name="T129">Verder</text:span></text:span><text:span text:style-name="Strong_20_Emphasis"><text:span text:style-name="T10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><text:span text:style-name="T3">V</text:span><text:span text:style-name="Strong_20_Emphasis"><text:span text:style-name="T73">olg </text:span></text:span><text:span text:style-name="Strong_20_Emphasis"><text:span text:style-name="T74">de aanwijzingen op het scherm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0"/>
          </table:table-cell>
        </table:table-row>
        <table:table-row>
          <table:table-cell table:style-name="Tabel2.A1" office:value-type="string">
            <text:p text:style-name="P45"><text:span text:style-name="Strong_20_Emphasis"><text:span text:style-name="T65"><text:s/></text:span></text:span><text:span text:style-name="Strong_20_Emphasis"><text:span text:style-name="T113"><draw:control text:anchor-type="as-char" draw:z-index="20" draw:name="Vorm 5" draw:style-name="gr1" draw:text-style-name="P105" svg:width="0.35cm" svg:height="0.35cm" draw:control="control21"/></text:span></text:span></text:p>
          </table:table-cell>
          <table:table-cell table:style-name="Tabel2.A1" office:value-type="string">
            <text:p text:style-name="P90"><text:span text:style-name="T371">De gebruiker </text:span><text:span text:style-name="T368">Afmelden</text:span>.</text:p>
          </table:table-cell>
        </table:table-row>
      </table:table>
      <text:p text:style-name="P23"><text:span text:style-name="Strong_20_Emphasis"><text:span text:style-name="T103"/></text:span></text:p>
      <text:p text:style-name="P41"/>
      <text:p text:style-name="P41"/>
      <text:p text:style-name="P43"><text:span text:style-name="T217">E</text:span><text:span text:style-name="T218">inde c</text:span><text:span text:style-name="T219">hecklist, </text:span><text:span text:style-name="T220">d</text:span><text:span text:style-name="T219">e installatie van </text:span><text:span text:style-name="Strong_20_Emphasis"><text:span text:style-name="T236"><text:user-field-get text:name="Distro">Ubuntu</text:user-field-get></text:span></text:span><text:span text:style-name="T221"><text:s/></text:span><text:span text:style-name="T222"><text:user-field-get text:name="Version">22.04</text:user-field-get></text:span><text:span text:style-name="Strong_20_Emphasis"><text:span text:style-name="T237"><text:s/></text:span></text:span><text:span text:style-name="Strong_20_Emphasis"><text:span text:style-name="T235">LTS</text:span></text:span><text:span text:style-name="T43"> </text:span><text:span text:style-name="Strong_20_Emphasis"><text:span text:style-name="T143"><text:user-field-get text:name="Edition">desktop</text:user-field-get></text:span></text:span><text:span text:style-name="Strong_20_Emphasis"><text:span text:style-name="T143"><text:s/></text:span></text:span><text:span text:style-name="T219">is voltooid.</text:span></text:p>
      <text:p text:style-name="P20"/>
      <text:p text:style-name="P9"><text:span text:style-name="Emphasis"><text:span text:style-name="T306">Geschreven </text:span></text:span><text:span text:style-name="Emphasis"><text:span text:style-name="T304">d</text:span></text:span><text:span text:style-name="Emphasis"><text:span text:style-name="T306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7">Karel Zimmer</text:span></text:span></text:a><text:span text:style-name="Emphasis"><text:span text:style-name="T306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8">CC0 1.0 Universeel</text:span></text:span></text:a><text:span text:style-name="Emphasis"><text:span text:style-name="T306">,</text:span></text:span><text:span text:style-name="Emphasis"><text:span text:style-name="T303"> </text:span></text:span><text:span text:style-name="Strong_20_Emphasis"><text:span text:style-name="T74"><text:user-field-get style:data-style-name="N0" text:name="Releaseyear">2022</text:user-field-get></text:span></text:span><text:span text:style-name="Emphasis"><text:span text:style-name="T305">-</text:span></text:span><text:span text:style-name="Emphasis"><text:span text:style-name="T305"><text:date style:data-style-name="N10107" text:date-value="2023-06-16T10:18:34.506068034">2023</text:date></text:span></text:span><text:span text:style-name="Emphasis"><text:span text:style-name="T30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6-16T10:18:34.174128323">16-06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6-16T10:18:31.513299252</dc:date>
    <meta:keyword>Installatie</meta:keyword>
    <meta:keyword>Checklist</meta:keyword>
    <meta:keyword>Linux</meta:keyword>
    <meta:editing-cycles>6680</meta:editing-cycles>
    <meta:editing-duration>P11DT19H57M50S</meta:editing-duration>
    <dc:creator>Karel Zimmer</dc:creator>
    <meta:document-statistic meta:table-count="4" meta:image-count="0" meta:object-count="0" meta:page-count="4" meta:paragraph-count="87" meta:word-count="661" meta:character-count="4592" meta:non-whitespace-character-count="3964"/>
    <meta:user-defined meta:name="Info 1"/>
    <meta:user-defined meta:name="Info 2"/>
    <meta:user-defined meta:name="Info 3"/>
    <meta:user-defined meta:name="Info 4"/>
  </office:meta>
</office:document-meta>
</file>